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4b891"/>
    </style:style>
    <style:style style:name="P2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Calibri" fo:font-size="14pt" fo:font-weight="normal" officeooo:paragraph-rsid="0004b89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4b891" officeooo:paragraph-rsid="000599b4" style:text-blinking="false" fo:background-color="#ffff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6309a" officeooo:paragraph-rsid="0006309a" style:text-blinking="false" fo:background-color="#fffff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80979" officeooo:paragraph-rsid="00080979" style:text-blinking="false" fo:background-color="#ffff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b04c0" officeooo:paragraph-rsid="000b04c0" style:text-blinking="false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b04c0" officeooo:paragraph-rsid="000b6695" style:text-blinking="false" fo:background-color="#fffff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b04c0" officeooo:paragraph-rsid="000edd89" style:text-blinking="false" fo:background-color="#fffff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109764" officeooo:paragraph-rsid="00109764" style:text-blinking="false" fo:background-color="#fffff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109764" officeooo:paragraph-rsid="00122fd9" style:text-blinking="false" fo:background-color="#fffff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134982" officeooo:paragraph-rsid="00134982" style:text-blinking="false" fo:background-color="#fffff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8pt" fo:letter-spacing="normal" fo:font-style="normal" style:text-underline-style="none" fo:font-weight="normal" officeooo:rsid="0004b891" officeooo:paragraph-rsid="000599b4" style:text-blinking="false" fo:background-color="#ffffff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8pt" fo:letter-spacing="normal" fo:font-style="normal" style:text-underline-style="none" fo:font-weight="normal" officeooo:rsid="00080979" officeooo:paragraph-rsid="00080979" style:text-blinking="false" fo:background-color="#ffffff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8pt" fo:letter-spacing="normal" fo:font-style="normal" style:text-underline-style="none" fo:font-weight="normal" officeooo:rsid="000b04c0" officeooo:paragraph-rsid="000edd89" style:text-blinking="false" fo:background-color="#ffffff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8pt" fo:letter-spacing="normal" fo:font-style="normal" style:text-underline-style="none" fo:font-weight="normal" officeooo:rsid="00109764" officeooo:paragraph-rsid="00109764" style:text-blinking="false" fo:background-color="#ffffff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Calibri" fo:font-size="18pt" fo:letter-spacing="normal" fo:font-style="normal" style:text-underline-style="none" fo:font-weight="normal" officeooo:rsid="00134982" officeooo:paragraph-rsid="00134982" style:text-blinking="false" fo:background-color="#ffffff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 officeooo:rsid="00032735"/>
    </style:style>
    <style:style style:name="T2" style:family="text">
      <style:text-properties fo:font-size="18pt" style:text-underline-style="solid" style:text-underline-width="auto" style:text-underline-color="font-color" officeooo:rsid="00032735" style:font-size-asian="18pt" style:font-size-complex="18pt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sans-serif" fo:font-size="16pt" fo:letter-spacing="normal" fo:font-style="normal" style:text-underline-style="none" fo:font-weight="normal" officeooo:rsid="0004b891" style:text-blinking="false" fo:background-color="#ffffff" loext:char-shading-value="0" style:font-size-asian="14pt" style:font-size-complex="16pt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sans-serif" fo:font-size="16pt" fo:letter-spacing="normal" fo:font-style="normal" style:text-underline-style="none" fo:font-weight="normal" officeooo:rsid="000599b4" style:text-blinking="false" fo:background-color="#ffffff" loext:char-shading-value="0" style:font-size-asian="14pt" style:font-size-complex="16pt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sans-serif" fo:letter-spacing="normal" fo:font-style="normal" style:text-underline-style="none" fo:font-weight="normal" officeooo:rsid="0004b891" style:text-blinking="false" fo:background-color="#ffffff" loext:char-shading-value="0"/>
    </style:style>
    <style:style style:name="T6" style:family="text">
      <style:text-properties fo:font-variant="normal" fo:text-transform="none" style:use-window-font-color="true" style:text-line-through-style="none" style:text-line-through-type="none" style:font-name="sans-serif" fo:letter-spacing="normal" fo:font-style="normal" style:text-underline-style="none" fo:font-weight="normal" officeooo:rsid="000599b4" style:text-blinking="false" fo:background-color="#ffffff" loext:char-shading-value="0"/>
    </style:style>
    <style:style style:name="T7" style:family="text">
      <style:text-properties fo:font-variant="normal" fo:text-transform="none" style:use-window-font-color="true" style:text-line-through-style="none" style:text-line-through-type="none" style:font-name="sans-serif" fo:font-size="14pt" fo:letter-spacing="normal" fo:font-style="normal" style:text-underline-style="none" fo:font-weight="normal" officeooo:rsid="0004b891" style:text-blinking="false" fo:background-color="#ffffff" loext:char-shading-value="0" style:font-size-asian="14pt" style:font-size-complex="14pt"/>
    </style:style>
    <style:style style:name="T8" style:family="text">
      <style:text-properties fo:font-variant="normal" fo:text-transform="none" style:use-window-font-color="true" style:text-line-through-style="none" style:text-line-through-type="none" fo:font-size="14pt" fo:letter-spacing="normal" fo:font-style="normal" style:text-underline-style="none" fo:font-weight="normal" officeooo:rsid="0004b891" style:text-blinking="false" fo:background-color="#ffffff" loext:char-shading-value="0" style:font-size-asian="14pt" style:font-size-complex="14pt"/>
    </style:style>
    <style:style style:name="T9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04b891" style:text-blinking="false" fo:background-color="#ffffff" loext:char-shading-value="0"/>
    </style:style>
    <style:style style:name="T10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0599b4" style:text-blinking="false" fo:background-color="#ffffff" loext:char-shading-value="0"/>
    </style:style>
    <style:style style:name="T11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officeooo:rsid="0004b891" style:text-blinking="false" fo:background-color="#ffffff" loext:char-shading-value="0"/>
    </style:style>
    <style:style style:name="T12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officeooo:rsid="000599b4" style:text-blinking="false" fo:background-color="#ffffff" loext:char-shading-value="0"/>
    </style:style>
    <style:style style:name="T13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officeooo:rsid="00134982" style:text-blinking="false" fo:background-color="#ffffff" loext:char-shading-value="0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4b891" style:text-blinking="false" fo:background-color="#ffffff" loext:char-shading-value="0" style:font-size-asian="14pt" style:font-size-complex="14pt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04b891" style:text-blinking="false" fo:background-color="#ffffff" loext:char-shading-value="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normal" officeooo:rsid="00134982" style:text-blinking="false" fo:background-color="#ffffff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officeooo:rsid="0004b891" style:text-blinking="false" fo:background-color="#ffffff" loext:char-shading-value="0" style:font-size-asian="14pt" style:font-size-complex="14pt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Calibri" fo:font-size="14pt" fo:letter-spacing="normal" fo:font-style="normal" style:text-underline-style="none" fo:font-weight="bold" officeooo:rsid="0004b891" style:text-blinking="false" fo:background-color="#ffffff" loext:char-shading-value="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style:font-name="sans-serif" fo:font-size="16pt" fo:letter-spacing="normal" fo:font-style="normal" style:text-underline-style="none" fo:font-weight="normal" officeooo:rsid="0004b891" style:font-size-asian="14pt" style:font-size-complex="16pt"/>
    </style:style>
    <style:style style:name="T20" style:family="text">
      <style:text-properties fo:font-variant="normal" fo:text-transform="none" style:use-window-font-color="true" style:font-name="sans-serif" fo:letter-spacing="normal" fo:font-style="normal" style:text-underline-style="none" fo:font-weight="normal" officeooo:rsid="0004b891"/>
    </style:style>
    <style:style style:name="T21" style:family="text">
      <style:text-properties fo:font-variant="normal" fo:text-transform="none" style:use-window-font-color="true" style:font-name="sans-serif" fo:font-size="14pt" fo:letter-spacing="normal" fo:font-style="normal" style:text-underline-style="none" fo:font-weight="normal" officeooo:rsid="0004b891" style:font-size-asian="14pt" style:font-size-complex="14pt"/>
    </style:style>
    <style:style style:name="T22" style:family="text">
      <style:text-properties fo:font-variant="normal" fo:text-transform="none" style:use-window-font-color="true" fo:font-size="16pt" fo:letter-spacing="normal" style:text-underline-style="none" officeooo:rsid="0004b891" style:font-size-asian="14pt" style:font-size-complex="16pt"/>
    </style:style>
    <style:style style:name="T23" style:family="text">
      <style:text-properties fo:font-variant="normal" fo:text-transform="none" style:use-window-font-color="true" fo:letter-spacing="normal" style:text-underline-style="none" officeooo:rsid="0004b891"/>
    </style:style>
    <style:style style:name="T24" style:family="text">
      <style:text-properties fo:font-variant="normal" fo:text-transform="none" style:use-window-font-color="true" fo:font-size="14pt" fo:letter-spacing="normal" style:text-underline-style="none" officeooo:rsid="0004b891" style:font-size-asian="14pt" style:font-size-complex="14pt"/>
    </style:style>
    <style:style style:name="T25" style:family="text">
      <style:text-properties fo:font-variant="normal" fo:text-transform="none" style:use-window-font-color="true" fo:font-size="14pt" fo:letter-spacing="normal" fo:font-style="normal" style:text-underline-style="none" fo:font-weight="normal" officeooo:rsid="0004b891" style:font-size-asian="14pt" style:font-size-complex="14pt"/>
    </style:style>
    <style:style style:name="T26" style:family="text">
      <style:text-properties fo:font-variant="normal" fo:text-transform="none" style:use-window-font-color="true" style:font-name="Calibri" fo:font-size="14pt" fo:letter-spacing="normal" fo:font-style="normal" style:text-underline-style="none" fo:font-weight="normal" officeooo:rsid="0004b891" style:font-size-asian="14pt" style:font-size-complex="14pt"/>
    </style:style>
    <style:style style:name="T27" style:family="text">
      <style:text-properties fo:font-variant="normal" fo:text-transform="none" style:use-window-font-color="true" style:font-name="Calibri" fo:font-size="14pt" fo:letter-spacing="normal" fo:font-style="normal" style:text-underline-style="none" fo:font-weight="normal" officeooo:rsid="0004b891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style:use-window-font-color="true" style:font-name="Calibri" fo:font-size="14pt" fo:letter-spacing="normal" fo:font-style="normal" style:text-underline-style="none" officeooo:rsid="0004b891" style:font-size-asian="14pt" style:font-size-complex="14pt"/>
    </style:style>
    <style:style style:name="T29" style:family="text">
      <style:text-properties fo:font-variant="normal" fo:text-transform="none" style:use-window-font-color="true" style:font-name="Calibri" fo:font-size="14pt" fo:letter-spacing="normal" fo:font-style="normal" style:text-underline-style="none" fo:font-weight="bold" officeooo:rsid="0004b891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use-window-font-color="true" style:font-name="Calibri" fo:font-size="14pt" fo:letter-spacing="normal" style:text-underline-style="none" officeooo:rsid="0004b891" style:font-size-asian="14pt" style:font-size-complex="14pt"/>
    </style:style>
    <style:style style:name="T31" style:family="text">
      <style:text-properties fo:font-variant="normal" fo:text-transform="none" style:use-window-font-color="true" style:font-name="Calibri" fo:font-size="14pt" fo:letter-spacing="normal" style:text-underline-style="none" fo:font-weight="bold" officeooo:rsid="0004b891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use-window-font-color="true" style:font-name="Calibri" fo:font-size="14pt" fo:letter-spacing="normal" style:text-underline-style="none" fo:font-weight="normal" officeooo:rsid="0004b891" style:font-size-asian="14pt" style:font-weight-asian="normal" style:font-size-complex="14pt" style:font-weight-complex="normal"/>
    </style:style>
    <style:style style:name="T33" style:family="text">
      <style:text-properties style:text-underline-style="none" officeooo:rsid="0004b891"/>
    </style:style>
    <style:style style:name="T34" style:family="text">
      <style:text-properties fo:font-size="16pt" style:text-underline-style="none" officeooo:rsid="0004b891" style:font-size-asian="14pt" style:font-size-complex="16pt"/>
    </style:style>
    <style:style style:name="T35" style:family="text">
      <style:text-properties fo:font-size="16pt" style:text-underline-style="solid" style:text-underline-width="auto" style:text-underline-color="font-color" officeooo:rsid="00032735" style:font-size-asian="16pt" style:font-size-complex="16pt"/>
    </style:style>
    <style:style style:name="T36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37" style:family="text">
      <style:text-properties style:font-name="Times New Roman" fo:font-size="12pt" fo:font-weight="bold" officeooo:rsid="000b6695" style:font-name-asian="Times New Roman1" style:font-size-asian="12pt" style:language-asian="fr" style:country-asian="FR" style:font-weight-asian="bold" style:font-name-complex="Times New Roman1" style:font-size-complex="12pt"/>
    </style:style>
    <style:style style:name="T38" style:family="text">
      <style:text-properties style:font-name="Times New Roman" fo:font-size="12pt" fo:font-weight="bold" officeooo:rsid="00122fd9" style:font-name-asian="Times New Roman1" style:font-size-asian="12pt" style:language-asian="fr" style:country-asian="FR" style:font-weight-asian="bold" style:font-name-complex="Times New Roman1" style:font-size-complex="12pt"/>
    </style:style>
    <style:style style:name="T39" style:family="text">
      <style:text-properties style:font-name="Times New Roman" fo:font-size="12pt" fo:font-weight="bold" officeooo:rsid="00109764" style:font-name-asian="Times New Roman1" style:font-size-asian="12pt" style:language-asian="fr" style:country-asian="FR" style:font-weight-asian="bold" style:font-name-complex="Times New Roman1" style:font-size-complex="12pt"/>
    </style:style>
    <style:style style:name="T40" style:family="text">
      <style:text-properties style:font-name="Times New Roman" fo:font-weight="bold" style:font-name-asian="Times New Roman1" style:language-asian="fr" style:country-asian="FR" style:font-weight-asian="bold" style:font-name-complex="Times New Roman1"/>
    </style:style>
    <style:style style:name="T41" style:family="text">
      <style:text-properties style:font-name="Times New Roman" fo:font-weight="bold" officeooo:rsid="000b6695" style:font-name-asian="Times New Roman1" style:language-asian="fr" style:country-asian="FR" style:font-weight-asian="bold" style:font-name-complex="Times New Roman1"/>
    </style:style>
    <style:style style:name="T42" style:family="text">
      <style:text-properties style:font-name="Times New Roman" fo:font-weight="bold" officeooo:rsid="00122fd9" style:font-name-asian="Times New Roman1" style:language-asian="fr" style:country-asian="FR" style:font-weight-asian="bold" style:font-name-complex="Times New Roman1"/>
    </style:style>
    <style:style style:name="T43" style:family="text">
      <style:text-properties style:font-name="Times New Roman" fo:font-weight="bold" officeooo:rsid="00109764" style:font-name-asian="Times New Roman1" style:language-asian="fr" style:country-asian="FR" style:font-weight-asian="bold" style:font-name-complex="Times New Roman1"/>
    </style:style>
    <style:style style:name="T44" style:family="text">
      <style:text-properties style:font-name-asian="Times New Roman1" style:language-asian="fr" style:country-asian="FR" style:font-name-complex="Times New Roman1"/>
    </style:style>
    <style:style style:name="T45" style:family="text">
      <style:text-properties officeooo:rsid="000599b4" style:font-name-asian="Times New Roman1" style:language-asian="fr" style:country-asian="FR" style:font-name-complex="Times New Roman1"/>
    </style:style>
    <style:style style:name="T46" style:family="text">
      <style:text-properties officeooo:rsid="000b6695" style:font-name-asian="Times New Roman1" style:language-asian="fr" style:country-asian="FR" style:font-name-complex="Times New Roman1"/>
    </style:style>
    <style:style style:name="T47" style:family="text">
      <style:text-properties officeooo:rsid="00122fd9" style:font-name-asian="Times New Roman1" style:language-asian="fr" style:country-asian="FR" style:font-name-complex="Times New Roman1"/>
    </style:style>
    <style:style style:name="T48" style:family="text">
      <style:text-properties officeooo:rsid="00109764" style:font-name-asian="Times New Roman1" style:language-asian="fr" style:country-asian="FR" style:font-name-complex="Times New Roman1"/>
    </style:style>
    <style:style style:name="T49" style:family="text">
      <style:text-properties officeooo:rsid="00134982" style:font-name-asian="Times New Roman1" style:language-asian="fr" style:country-asian="FR" style:font-name-complex="Times New Roman1"/>
    </style:style>
    <style:style style:name="T50" style:family="text">
      <style:text-properties fo:font-size="14pt" style:text-underline-style="none" officeooo:rsid="0004b891" style:font-size-asian="14pt" style:font-size-complex="14pt"/>
    </style:style>
    <style:style style:name="T51" style:family="text">
      <style:text-properties fo:font-weight="bold" style:font-name-asian="Times New Roman1" style:language-asian="fr" style:country-asian="FR" style:font-weight-asian="bold" style:font-name-complex="Times New Roman1"/>
    </style:style>
    <style:style style:name="T52" style:family="text">
      <style:text-properties fo:font-weight="bold" officeooo:rsid="000b6695" style:font-name-asian="Times New Roman1" style:language-asian="fr" style:country-asian="FR" style:font-weight-asian="bold" style:font-name-complex="Times New Roman1"/>
    </style:style>
    <style:style style:name="T53" style:family="text">
      <style:text-properties fo:font-weight="bold" officeooo:rsid="00122fd9" style:font-name-asian="Times New Roman1" style:language-asian="fr" style:country-asian="FR" style:font-weight-asian="bold" style:font-name-complex="Times New Roman1"/>
    </style:style>
    <style:style style:name="T54" style:family="text">
      <style:text-properties fo:font-weight="bold" officeooo:rsid="00109764" style:font-name-asian="Times New Roman1" style:language-asian="fr" style:country-asian="FR" style:font-weight-asian="bold" style:font-name-complex="Times New Roman1"/>
    </style:style>
    <style:style style:name="T55" style:family="text">
      <style:text-properties style:font-name="Calibri" fo:font-size="14pt" style:text-underline-style="none" officeooo:rsid="0004b891" style:font-size-asian="14pt" style:font-size-complex="14pt"/>
    </style:style>
    <style:style style:name="T56" style:family="text">
      <style:text-properties style:font-name="Calibri" fo:font-size="14pt" style:text-underline-style="none" fo:font-weight="bold" officeooo:rsid="0004b891" style:font-size-asian="14pt" style:font-weight-asian="bold" style:font-size-complex="14pt" style:font-weight-complex="bold"/>
    </style:style>
    <style:style style:name="T57" style:family="text">
      <style:text-properties style:font-name="Calibri" fo:font-size="14pt" style:text-underline-style="none" fo:font-weight="normal" officeooo:rsid="0004b891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2">Pascal Pensée 126</text:span></text:p>
      <text:p text:style-name="P2"><text:span text:style-name="T1"/></text:p>
      <text:p text:style-name="P1"><text:span text:style-name="T57">Blaise Pascal a vécu au 17eme siècle, c’est un </text:span><text:a xlink:type="simple" xlink:href="https://fr.wikipedia.org/wiki/Mathématicien" text:style-name="Internet_20_link" text:visited-style-name="Visited_20_Internet_20_Link"><text:span text:style-name="T15">mathématicien</text:span></text:a><text:span text:style-name="T27">,  </text:span><text:a xlink:type="simple" xlink:href="https://fr.wikipedia.org/wiki/Physicien" text:style-name="Internet_20_link" text:visited-style-name="Visited_20_Internet_20_Link"><text:span text:style-name="T15">physicien</text:span></text:a><text:span text:style-name="T27">, </text:span><text:a xlink:type="simple" xlink:href="https://fr.wikipedia.org/wiki/Inventeur" text:style-name="Internet_20_link" text:visited-style-name="Visited_20_Internet_20_Link"><text:span text:style-name="T15">inventeur</text:span></text:a><text:span text:style-name="T27">, </text:span><text:a xlink:type="simple" xlink:href="https://fr.wikipedia.org/wiki/Philosophe" text:style-name="Internet_20_link" text:visited-style-name="Visited_20_Internet_20_Link"><text:span text:style-name="T15">philosophe</text:span></text:a><text:span text:style-name="T27">, </text:span><text:a xlink:type="simple" xlink:href="https://fr.wikipedia.org/wiki/Moraliste" text:style-name="Internet_20_link" text:visited-style-name="Visited_20_Internet_20_Link"><text:span text:style-name="T15">moraliste</text:span></text:a><text:span text:style-name="T32"> </text:span><text:span text:style-name="T27">et </text:span><text:a xlink:type="simple" xlink:href="https://fr.wikipedia.org/wiki/Théologie" text:style-name="Internet_20_link" text:visited-style-name="Visited_20_Internet_20_Link"><text:span text:style-name="T15">théologien</text:span></text:a><text:span text:style-name="T32"> </text:span><text:span text:style-name="T16">français.</text:span></text:p>
      <text:p text:style-name="P3"><text:span text:style-name="T11">Il </text:span><text:span text:style-name="T13">s’intéresse</text:span><text:span text:style-name="T11"> d’abord aux </text:span><text:span text:style-name="T13">mathématique</text:span><text:span text:style-name="T11">, il invente la première machine à calculer. Puis il commence à écrire, </text:span><text:span text:style-name="T13">notamment</text:span><text:span text:style-name="T11"> pour défendre la foie chrétienne, dans les pensée notamment.</text:span></text:p>
      <text:p text:style-name="P3"><text:span text:style-name="T11"/></text:p>
      <text:p text:style-name="P3"><text:span text:style-name="T11">Ici, il se pense sur le divertissement et étudie la condition du roi, qui n’est heureux que car il est </text:span><text:span text:style-name="T12">entouré de gens pour le divertir, et non car il est roi.</text:span></text:p>
      <text:p text:style-name="P3"><text:span text:style-name="T12"/></text:p>
      <text:p text:style-name="P3"><text:span text:style-name="T12">→ Question posée</text:span></text:p>
      <text:p text:style-name="P3"><text:span text:style-name="T12"/></text:p>
      <text:p text:style-name="P3"><text:span text:style-name="T12">→ Plan du texte :</text:span></text:p>
      <text:p text:style-name="P3"><text:span text:style-name="T12"/></text:p>
      <text:p text:style-name="P4"><text:span text:style-name="T45">1</text:span><text:span text:style-name="T44">- 1-13 : Pascal expose sa thèse : il est impossible pour l’homme d’être face à lui-même.</text:span></text:p>
      <text:p text:style-name="P4"><text:span text:style-name="T45">2</text:span><text:span text:style-name="T44">- 14-21 : Il donne un premier exemple : l’examen de la condition du roi.</text:span></text:p>
      <text:p text:style-name="P4"><text:span text:style-name="T45">3</text:span><text:span text:style-name="T44">- 22-29 : Il donne un second exemple : il généralise cet examen à l’ensemble des hommes.</text:span></text:p>
      <text:p text:style-name="P4"><text:span text:style-name="T45">4</text:span><text:span text:style-name="T44">- 30-33 : Il procède à un retour sur l’exemple du roi.</text:span></text:p>
      <text:p text:style-name="P4"><text:span text:style-name="T44"/></text:p>
      <text:p text:style-name="P13"><text:span text:style-name="T44">I- L’exposé de la thèse défendue dans le fragment 126</text:span></text:p>
      <text:p text:style-name="P4"><text:span text:style-name="T44"/></text:p>
      <text:p text:style-name="P5"><text:span text:style-name="T44">Pascal expose une </text:span><text:span text:style-name="T49">réflexion</text:span><text:span text:style-name="T44"> sur l’homme. Il est observateur : pronom « je » et présent de vérité général « vient ». Il invite le lecteur à partager ses remarques : évolution du sujet de l’observation : « les hommes », « un homme », puis « on », « soi », « nous », « nos », « notre », « nous » : il s’observe lui même et nous invite à en faire de même.</text:span></text:p>
      <text:p text:style-name="P6"><text:span text:style-name="T44">IL rend son </text:span><text:span text:style-name="T49">argumentation</text:span><text:span text:style-name="T44"> solide en faisant preuve de pédagogie. La première phrase débute par « quand », pour présenter son expérience. Il poursuit avec un système hypothétique « si », puis il explique avec « parce que ».</text:span></text:p>
      <text:p text:style-name="P6"><text:span text:style-name="T44">Une vision négative de l’homme est d’abord donnée : « agitation », « périls », « peines », « querelles », « mauvaise », « malheur ». Idée d’instabilité avec le champ lexical de l’incapacité : « ne savoir pas demeurer », «  on trouverait insupportable de ne bouger ».</text:span></text:p>
      <text:p text:style-name="P6"><text:span text:style-name="T44">Image négative de la société renvoyé décrite comme un danger perpétuel. </text:span></text:p>
      <text:p text:style-name="P6"><text:span text:style-name="T44">→ Ce que nous </text:span><text:span text:style-name="T49">croyons</text:span><text:span text:style-name="T44"> être le </text:span><text:span text:style-name="T49">plaisir</text:span><text:span text:style-name="T44"> est la manifestation du malheur de notre condition humaine, il redéfini le plaisir : opposition entre « siège d’une place » et « conversations et divertissements de jeux ».</text:span></text:p>
      <text:p text:style-name="P6"><text:span text:style-name="T44"/></text:p>
      <text:p text:style-name="P14"><text:soft-page-break/><text:span text:style-name="T44">II- L’examen de la condition du roi</text:span></text:p>
      <text:p text:style-name="P6"><text:span text:style-name="T44"/></text:p>
      <text:p text:style-name="P7"><text:span text:style-name="T44">Pour nous convaincre, il </text:span><text:span text:style-name="T49">propose</text:span><text:span text:style-name="T44"> des </text:span><text:span text:style-name="T49">exemples</text:span><text:span text:style-name="T44">, dont la royauté. Il se fonde sur le point de départ formulé au présent de vérité général : « la royauté est le plus beau poste du monde » et il fait appel aux considérations du lecteur : « qu’on se figure », « qu’on imagine »</text:span></text:p>
      <text:p text:style-name="P7"><text:span text:style-name="T44">Il pousse le lecteur à remettre en question ses préjugées : l’apparent bonheur du oi n’est qu’une </text:span><text:span text:style-name="T49">façade</text:span><text:span text:style-name="T44"> : l’oxymore « félicité languissante » (17) qualifie la condition de roi</text:span></text:p>
      <text:p text:style-name="P8"><text:span text:style-name="T44">Enfin, ce paragraphe se clôt sur un autre paradoxe, par rapport à l’idée de départ de la démonstration : le roi est plus malheureux que le moindre de ses sujets (20), alors qu’on pense que la royauté est le plus heureux des postes</text:span></text:p>
      <text:p text:style-name="P8"><text:span text:style-name="T44">→</text:span><text:span text:style-name="T46"> le roi est uniquement heureux car on le divertir</text:span></text:p>
      <text:p text:style-name="P8"><text:span text:style-name="T46">→ opposition entre « s’il est sans divertissement » et « ce qu’il est » : le divertissement s’oppose à la nature du roi</text:span></text:p>
      <text:p text:style-name="P8"><text:span text:style-name="T46">→ Le champ lexical des malheurs du roi « révoltes », « mort »… : renvoi à la véritable condition misérable du roi.</text:span></text:p>
      <text:p text:style-name="P8"><text:span text:style-name="T46"/></text:p>
      <text:p text:style-name="P15"><text:span text:style-name="T46">III- L’examen de la condition des hommes en général</text:span></text:p>
      <text:p text:style-name="P9"><text:span text:style-name="T46"/></text:p>
      <text:p text:style-name="P10"><text:span text:style-name="T46">I</text:span><text:span text:style-name="T44">l examine ensuite la </text:span><text:span text:style-name="T49">condition</text:span><text:span text:style-name="T44"> de </text:span><text:span text:style-name="T49">l’homme</text:span><text:span text:style-name="T44"> en général ; il commence par </text:span><text:span text:style-name="T49">accumuler</text:span><text:span text:style-name="T44"> les sources du divertissement : « jeu, conversation des femmes, guerre, grands emplois », mais il y a ensuite un paradoxe : l’acquisition des richesses et des biens n’apporte pas le bonheur et la vraie béatitude, au contraire, c’est le « tracas »</text:span></text:p>
      <text:p text:style-name="P10"><text:span text:style-name="T44">→ Le divertissement n’apporte pas le bonheur, il nous détourne de notre misère</text:span></text:p>
      <text:p text:style-name="P10"><text:span text:style-name="T44"/></text:p>
      <text:p text:style-name="P10"><text:span text:style-name="T44">Les quatre conséquences sont : </text:span></text:p>
      <text:p text:style-name="P10"><text:span text:style-name="T44">→ l’homme aime le bruit et le remuement (28)</text:span></text:p>
      <text:p text:style-name="P10"><text:span text:style-name="T44">→ la prison est un supplice très horrible (29)</text:span></text:p>
      <text:p text:style-name="P10"><text:span text:style-name="T44">→ le plaisir de la solitude est incompréhensible (29)</text:span></text:p>
      <text:p text:style-name="P10"><text:span text:style-name="T44">→ le roi n’éprouve de la félicité que parce qu’il est diverti sans cesse (31)</text:span></text:p>
      <text:p text:style-name="P10"><text:span text:style-name="T44"/></text:p>
      <text:p text:style-name="P16"><text:span text:style-name="T44">IV- le retour sur l’exemple du roi</text:span></text:p>
      <text:p text:style-name="P10"><text:span text:style-name="T44"/></text:p>
      <text:p text:style-name="P10"><text:span text:style-name="T44">Pascal revient sur le roi, <text:s/>le roi est soumis à autrui pour trouver la félicité, et n’en trouve pas par nature.</text:span></text:p>
      <text:p text:style-name="P11"><text:span text:style-name="T44">→</text:span><text:span text:style-name="T47"> </text:span><text:span text:style-name="T44">des hyperboles renforcent ce constat de la nécessité que le roi se soumette à autrui : « le plus grand sujet de félicité » (30), « sans cesse » (31), « toutes sortes » (31)</text:span></text:p>
      <text:p text:style-name="P11"><text:span text:style-name="T44"/></text:p>
      <text:p text:style-name="P11"><text:span text:style-name="T44">→</text:span><text:span text:style-name="T47"> tout ça pour montrer que l’homme ne peut pas être seul face à lui même</text:span></text:p>
      <text:p text:style-name="P11"><text:soft-page-break/><text:span text:style-name="T47"/></text:p>
      <text:p text:style-name="P12"><text:span text:style-name="T47">O</text:span><text:span text:style-name="T44">pposition entre différents modes de pensée : « gens qui ne pensent » (32) d’une part, et <text:tab/><text:tab/><text:tab/><text:tab/><text:tab/><text:tab/><text:tab/><text:tab/>d’autre part « penser à lui » et « s’il y pense »</text:span></text:p>
      <text:p text:style-name="P12"><text:span text:style-name="T44">→ soit on pense au divertissement et ça apporte la félicité, soit on pense à soi et ça apporte le malheur.</text:span></text:p>
      <text:p text:style-name="P12"><text:span text:style-name="T44"/></text:p>
      <text:p text:style-name="P17"><text:span text:style-name="T44">Conclusion :</text:span></text:p>
      <text:p text:style-name="P12"><text:span text:style-name="T44"/></text:p>
      <text:p text:style-name="P12"><text:span text:style-name="T44">→ Les plaisirs sont une illusion de la misère de notre condition humaines</text:span></text:p>
      <text:p text:style-name="P12"><text:span text:style-name="T44">→ Le roi n’est diverti et heureux que par autrui, sa vrai nature d’être humain est misérable</text:span></text:p>
      <text:p text:style-name="P12"><text:span text:style-name="T44">→ Remise en cause de nos certitudes et préjugés, on est trop détaché de la vérité de l’homme, de sa condition</text:span></text:p>
      <text:p text:style-name="P12"><text:span text:style-name="T44"/></text:p>
      <text:p text:style-name="P12"><text:span text:style-name="T44">Le moraliste aura donc montré toute l’importance du divertissement pour l’homme afin d’échapper à la contemplation de la misère de la condition humaine. Ainsi, le bonheur atteint n’a rien d’absolu, il ne se définit que comme une sorte d’échappatoire de la réalité</text:span><text:span text:style-name="T4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10:35:50.284000000</meta:creation-date>
    <dc:date>2020-04-14T13:40:28.248000000</dc:date>
    <meta:editing-duration>PT1H22M32S</meta:editing-duration>
    <meta:editing-cycles>8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42" meta:word-count="915" meta:character-count="4903" meta:non-whitespace-character-count="4012"/>
  </office:meta>
</office:document-meta>
</file>